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lectorProcessingNode.SimpleSelectorProcessingNode( String selectorRole , String compon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lectorProcessingNod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electorProcessingNode.releaseComponen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lectorProcessingNode.getCompon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electorProcessingNode.service( ServiceManager avalon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